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hort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rtish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tallish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l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y tall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ormed</text:p>
          </table:table-cell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iotic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7:51:33.171892844</meta:creation-date>
    <dc:date>2019-03-11T18:16:26.975586432</dc:date>
    <meta:editing-duration>PT14M42S</meta:editing-duration>
    <meta:editing-cycles>2</meta:editing-cycles>
    <meta:generator>LibreOffice/5.1.6.2$Linux_X86_64 LibreOffice_project/10m0$Build-2</meta:generator>
    <meta:document-statistic meta:table-count="1" meta:cell-count="27" meta:object-count="0"/>
  </office:meta>
</office:document-meta>
</file>